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d3b1" officeooo:paragraph-rsid="000dd3b1"/>
    </style:style>
    <style:style style:name="P2" style:family="paragraph" style:parent-style-name="Standard">
      <style:text-properties officeooo:rsid="000f3ad5" officeooo:paragraph-rsid="000f3ad5"/>
    </style:style>
    <style:style style:name="T1" style:family="text">
      <style:text-properties officeooo:rsid="000f3ad5"/>
    </style:style>
    <style:style style:name="T2" style:family="text">
      <style:text-properties officeooo:rsid="000fdc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 toutes les valeurs sont atomiques (pas de listes, …), toutes les relations sont 1FN</text:p>
      <text:p text:style-name="P1"/>
      <text:p text:style-name="P1">1) La relation Artiste</text:p>
      <text:p text:style-name="P1"/>
      <text:p text:style-name="P1">Clés : {{idArtiste}} , <text:s/>Attributs-clés : {idArtiste} , Attributs-non-clés : {nom, prenom, dateNaissance, cirqueOrigine, numeroTel}</text:p>
      <text:p text:style-name="P1"/>
      <text:p text:style-name="P1">2FN car 1 seul attribut clé (tous les attributs-non-clés sont forcément pleinement dépendant de cette unique clé)</text:p>
      <text:p text:style-name="P1"/>
      <text:p text:style-name="P1">En<text:span text:style-name="T1">suite</text:span>, elle est également 3FN <text:span text:style-name="T2">car pas de dépendances fonctionnelles entre les attributs-clés</text:span></text:p>
      <text:p text:style-name="P1"/>
      <text:p text:style-name="P2">Enfin, elle est 3FNBCK <text:span text:style-name="T2">car seules les clés sont en partie gauche de DF (Pas de dépendances fonctionnelle avec un attribut-non-clé à gauche)</text:span></text:p>
      <text:p text:style-name="P1"/>
      <text:p text:style-name="P1">2) <text:span text:style-name="T2">La relation NumeroCandidat est également 3FNBCK pour les mêmes raisons</text:span></text:p>
      <text:p text:style-name="P1"/>
      <text:p text:style-name="P1">3) idem pour Theme </text:p>
      <text:p text:style-name="P1"/>
      <text:p text:style-name="P1">4) idem pour Spectacle</text:p>
      <text:p text:style-name="P1"/>
      <text:p text:style-name="P1">5) idem pour A_presente_s <text:span text:style-name="T2">(un attribut-clé et un attribut-non-clé)</text:span></text:p>
      <text:p text:style-name="P1"/>
      <text:p text:style-name="P1">6) idem pour A_participeA_nc</text:p>
      <text:p text:style-name="P1"/>
      <text:p text:style-name="P1">7) idem pour NC_presenteDans_s</text:p>
      <text:p text:style-name="P1"/>
      <text:p text:style-name="P1">8) <text:span text:style-name="T2">La realtion</text:span> A_àPour_p <text:span text:style-name="T2">est également 3FNBCK (un artiste pouvant avoir plusieurs pseudos, il n’y a pas de dépendances entre idArtiste et Pseudo qui sont les deux seuls attributs-clés avec 0 attributs-non-clés)</text:span></text:p>
      <text:p text:style-name="P1"/>
      <text:p text:style-name="P1">9) idem pour Pseudo</text:p>
      <text:p text:style-name="P1"/>
      <text:p text:style-name="P1">10) <text:span text:style-name="T2">La relation</text:span> A_àPour_t <text:span text:style-name="T2">est également 3FNBCK (Pas de dépendances entre les deux attributs-clés et pas d’attributs-non-clés)</text:span></text:p>
      <text:p text:style-name="P1"/>
      <text:p text:style-name="P1">11) La relation Evaluer</text:p>
      <text:p text:style-name="P1"/>
      <text:p text:style-name="P1">Clés : {{idArtiste, codeNumeroCandidat}} , Attibuts-clés : {idArtiste, codeNumeroCandidat}, Attributs-non-clés : {evaluaion, note}</text:p>
      <text:p text:style-name="P1"/>
      <text:p text:style-name="P1">2FN car evaluation et note dépendent de idArtiste et codeNumeroCandidat (on ne peut pas voir les evaluations sans l’id de l’Artiste et le numéro du Spectacle)</text:p>
      <text:p text:style-name="P1"><text:s/></text:p>
      <text:p text:style-name="P1">3FN car <text:span text:style-name="T1">pas de dépendance fonctionnelle entre les attributs-clés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0:47:33.252674610</meta:creation-date>
    <meta:generator>LibreOffice/5.3.6.1$Linux_X86_64 LibreOffice_project/30$Build-1</meta:generator>
    <dc:date>2019-12-09T11:41:44.393661731</dc:date>
    <meta:editing-duration>PT14M47S</meta:editing-duration>
    <meta:editing-cycles>1</meta:editing-cycles>
    <meta:document-statistic meta:table-count="0" meta:image-count="0" meta:object-count="0" meta:page-count="1" meta:paragraph-count="20" meta:word-count="228" meta:character-count="1557" meta:non-whitespace-character-count="1343"/>
  </office:meta>
</office:document-meta>
</file>